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Helvetica" svg:font-family="Helvetica" style:font-family-generic="swiss" style:font-pitch="variable"/>
    <style:font-face style:name="Symbol1" svg:font-family="Symbo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Times New Roman,Italic" svg:font-family="'Times New Roman,Italic'" style:font-family-generic="swiss" style:font-pitch="variable"/>
    <style:font-face style:name="Verdana" svg:font-family="Verdan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table:align="left"/>
    </style:style>
    <style:style style:name="Таблица1.A" style:family="table-column">
      <style:table-column-properties style:column-width="7.5cm" style:rel-column-width="4252*"/>
    </style:style>
    <style:style style:name="Таблица1.B" style:family="table-column">
      <style:table-column-properties style:column-width="4.501cm" style:rel-column-width="2552*"/>
    </style:style>
    <style:style style:name="Таблица1.C" style:family="table-column">
      <style:table-column-properties style:column-width="4.999cm" style:rel-column-width="2834*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5.517cm" fo:margin-left="0.208cm" table:align="left"/>
    </style:style>
    <style:style style:name="Таблица2.A" style:family="table-column">
      <style:table-column-properties style:column-width="5.013cm"/>
    </style:style>
    <style:style style:name="Таблица2.B" style:family="table-column">
      <style:table-column-properties style:column-width="10.504cm"/>
    </style:style>
    <style:style style:name="Таблица2.1" style:family="table-row">
      <style:table-row-properties style:min-row-height="0.93cm" style:use-optimal-row-height="false"/>
    </style:style>
    <style:style style:name="Таблица2.A1" style:family="table-cell">
      <style:table-cell-properties fo:padding="0cm" fo:border="0.25pt solid #000000" style:writing-mode="lr-tb"/>
    </style:style>
    <style:style style:name="Таблица2.2" style:family="table-row">
      <style:table-row-properties style:min-row-height="3.097cm" style:use-optimal-row-height="false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 fo:break-before="page"/>
    </style:style>
    <style:style style:name="P4" style:family="paragraph" style:parent-style-name="Обычный">
      <style:paragraph-properties fo:line-height="150%" fo:text-align="center" style:justify-single-word="false"/>
    </style:style>
    <style:style style:name="P5" style:family="paragraph" style:parent-style-name="Обычный">
      <style:paragraph-properties fo:line-height="150%" fo:text-align="justify" style:justify-single-word="false"/>
    </style:style>
    <style:style style:name="P6" style:family="paragraph" style:parent-style-name="Обычный">
      <style:paragraph-properties fo:orphans="0" fo:widows="0" style:text-autospace="none"/>
    </style:style>
    <style:style style:name="P7" style:family="paragraph" style:parent-style-name="Обычный">
      <style:paragraph-properties fo:line-height="150%" fo:text-align="center" style:justify-single-word="false"/>
      <style:text-properties fo:text-transform="uppercase"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Обычный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 style:parent-style-name="Обычный">
      <style:paragraph-properties fo:line-height="150%"/>
      <style:text-properties style:font-name="Times New Roman" fo:font-size="14pt" style:font-size-asian="14pt" style:font-size-complex="14pt"/>
    </style:style>
    <style:style style:name="P10" style:family="paragraph" style:parent-style-name="Обычный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Обычный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Обычный">
      <style:paragraph-properties fo:line-height="150%" fo:orphans="0" fo:widows="0" style:text-autospace="none"/>
      <style:text-properties style:font-name="Times New Roman" fo:font-size="14pt" style:font-size-asian="14pt" style:font-size-complex="14pt"/>
    </style:style>
    <style:style style:name="P1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Обычный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6" style:family="paragraph" style:parent-style-name="Обычный">
      <style:paragraph-properties fo:margin-left="0cm" fo:margin-right="-1.127cm" fo:line-height="150%" fo:text-align="center" style:justify-single-word="false" fo:text-indent="0cm" style:auto-text-indent="false"/>
    </style:style>
    <style:style style:name="P1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18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9" style:family="paragraph" style:parent-style-name="Обычный">
      <style:paragraph-properties fo:margin-left="0cm" fo:margin-right="0cm" fo:line-height="150%" fo:text-indent="1.251cm" style:auto-text-indent="false"/>
      <style:text-properties style:font-name="Times New Roman" fo:font-size="14pt" style:font-size-asian="14pt" style:font-size-complex="14pt"/>
    </style:style>
    <style:style style:name="P20" style:family="paragraph" style:parent-style-name="Обычный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21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22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paragraph-rsid="00134c68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paragraph-rsid="00134f6a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fo:font-style="normal" fo:font-weight="normal" style:font-size-asian="14pt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</style:style>
    <style:style style:name="P32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style:font-name="Times New Roman" fo:font-size="14pt" fo:font-weight="bold" style:font-size-asian="14pt" style:font-weight-asian="bold" style:font-size-complex="14pt" style:font-weight-complex="bold"/>
    </style:style>
    <style:style style:name="P33" style:family="paragraph" style:parent-style-name="Обычный">
      <style:paragraph-properties fo:orphans="0" fo:widows="0" style:text-autospace="none"/>
    </style:style>
    <style:style style:name="P34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rsid="0016d7e0" officeooo:paragraph-rsid="0016d7e0" style:font-size-asian="14pt" style:font-size-complex="14pt"/>
    </style:style>
    <style:style style:name="P3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>
        <style:tab-stops/>
      </style:paragraph-properties>
      <style:text-properties style:font-name="Times New Roman" fo:font-size="14pt" fo:language="ru" fo:country="RU" officeooo:rsid="0016d7e0" officeooo:paragraph-rsid="0016d7e0" style:font-size-asian="14pt" style:font-size-complex="14pt"/>
    </style:style>
    <style:style style:name="P36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paragraph-rsid="00134c68" style:font-size-asian="14pt" style:font-size-complex="14pt"/>
    </style:style>
    <style:style style:name="T1" style:family="text">
      <style:text-properties fo:text-transform="uppercase" style:font-name="Times New Roman"/>
    </style:style>
    <style:style style:name="T2" style:family="text">
      <style:text-properties fo:text-transform="uppercase" style:font-name="Times New Roman" fo:font-size="14pt" style:font-size-asian="14pt" style:font-size-complex="14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34c68" style:font-size-asian="14pt"/>
    </style:style>
    <style:style style:name="T6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officeooo:rsid="00134c68"/>
    </style:style>
    <style:style style:name="T8" style:family="text">
      <style:text-properties fo:color="#000000" fo:language="en" fo:country="US" officeooo:rsid="00134c68" fo:background-color="transparent" loext:char-shading-value="0"/>
    </style:style>
    <style:style style:name="T9" style:family="text">
      <style:text-properties fo:color="#000000" style:font-name="Consolas1" fo:font-size="9.5pt" style:font-size-asian="9.5pt"/>
    </style:style>
    <style:style style:name="T10" style:family="text">
      <style:text-properties fo:color="#000000" fo:font-size="9.5pt" style:font-size-asian="9.5pt"/>
    </style:style>
    <style:style style:name="T11" style:family="text">
      <style:text-properties fo:color="#000000"/>
    </style:style>
    <style:style style:name="T12" style:family="text">
      <style:text-properties fo:color="#000000" style:font-name="Times New Roman" fo:font-size="14pt" style:font-size-asian="14pt" style:font-size-complex="14pt"/>
    </style:style>
    <style:style style:name="T13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000000"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style:font-name="Times New Roman" fo:font-size="14pt" style:font-size-asian="14pt" style:font-size-complex="14pt"/>
    </style:style>
    <style:style style:name="T18" style:family="text">
      <style:text-properties officeooo:rsid="00134c68"/>
    </style:style>
    <style:style style:name="T19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style:font-name="Times New Roman" fo:font-size="14pt" officeooo:rsid="00134f6a" style:font-size-asian="14pt" style:font-size-complex="14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134c68"/>
    </style:style>
    <style:style style:name="T24" style:family="text">
      <style:text-properties fo:language="en" fo:country="US" officeooo:rsid="00134f6a"/>
    </style:style>
    <style:style style:name="T25" style:family="text">
      <style:text-properties fo:language="en" fo:country="US" officeooo:rsid="0015fb67"/>
    </style:style>
    <style:style style:name="T26" style:family="text">
      <style:text-properties officeooo:rsid="00134f6a"/>
    </style:style>
    <style:style style:name="T27" style:family="text">
      <style:text-properties fo:font-size="15pt" style:font-size-asian="15pt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officeooo:rsid="0015fb67"/>
    </style:style>
    <style:style style:name="T30" style:family="text">
      <style:text-properties fo:language="ru" fo:country="RU"/>
    </style:style>
    <style:style style:name="T31" style:family="text">
      <style:text-properties fo:color="#008000" style:font-name="Consolas" fo:font-size="9.5pt" style:font-size-asian="9.5pt" style:font-size-complex="14pt"/>
    </style:style>
    <style:style style:name="T32" style:family="text">
      <style:text-properties fo:color="#008000" style:font-name="Consolas1" fo:font-size="9.5pt" style:font-size-asian="9.5pt"/>
    </style:style>
    <style:style style:name="T33" style:family="text">
      <style:text-properties fo:color="#008000" fo:font-size="9.5pt" style:font-size-asian="9.5pt" style:font-size-complex="14pt"/>
    </style:style>
    <style:style style:name="T34" style:family="text">
      <style:text-properties fo:color="#008000" fo:font-size="9.5pt" style:font-size-asian="9.5pt"/>
    </style:style>
    <style:style style:name="T35" style:family="text">
      <style:text-properties fo:color="#008000" style:font-name="Times New Roman" fo:font-size="9.5pt" style:font-size-asian="9.5pt" style:font-size-complex="14pt"/>
    </style:style>
    <style:style style:name="T36" style:family="text">
      <style:text-properties fo:color="#008000" style:font-name="Times New Roman"/>
    </style:style>
    <style:style style:name="T37" style:family="text">
      <style:text-properties fo:color="#008000" style:font-name="Times New Roman" fo:font-size="14pt" style:font-size-asian="14pt" style:font-size-complex="14pt"/>
    </style:style>
    <style:style style:name="T38" style:family="text">
      <style:text-properties fo:color="#008000"/>
    </style:style>
    <style:style style:name="T39" style:family="text">
      <style:text-properties fo:color="#808080" style:font-name="Consolas1" fo:font-size="9.5pt" style:font-size-asian="9.5pt"/>
    </style:style>
    <style:style style:name="T40" style:family="text">
      <style:text-properties fo:color="#808080" fo:font-size="9.5pt" style:font-size-asian="9.5pt"/>
    </style:style>
    <style:style style:name="T41" style:family="text">
      <style:text-properties fo:color="#808080"/>
    </style:style>
    <style:style style:name="T42" style:family="text">
      <style:text-properties fo:color="#a31515" style:font-name="Consolas1" fo:font-size="9.5pt" style:font-size-asian="9.5pt"/>
    </style:style>
    <style:style style:name="T43" style:family="text">
      <style:text-properties fo:color="#a31515" fo:font-size="9.5pt" style:font-size-asian="9.5pt"/>
    </style:style>
    <style:style style:name="T44" style:family="text">
      <style:text-properties fo:color="#a31515"/>
    </style:style>
    <style:style style:name="T45" style:family="text">
      <style:text-properties fo:color="#0000ff" style:font-name="Consolas1" fo:font-size="9.5pt" style:font-size-asian="9.5pt"/>
    </style:style>
    <style:style style:name="T46" style:family="text">
      <style:text-properties fo:color="#0000ff" fo:font-size="9.5pt" style:font-size-asian="9.5pt"/>
    </style:style>
    <style:style style:name="T47" style:family="text">
      <style:text-properties fo:color="#0000ff"/>
    </style:style>
    <style:style style:name="T48" style:family="text">
      <style:text-properties fo:color="#2b91af" style:font-name="Consolas1" fo:font-size="9.5pt" style:font-size-asian="9.5pt"/>
    </style:style>
    <style:style style:name="T49" style:family="text">
      <style:text-properties fo:color="#2b91af" fo:font-size="9.5pt" style:font-size-asian="9.5pt"/>
    </style:style>
    <style:style style:name="T50" style:family="text">
      <style:text-properties fo:color="#2b91af"/>
    </style:style>
    <style:style style:name="T51" style:family="text">
      <style:text-properties fo:color="#008080" style:font-name="Consolas1" fo:font-size="9.5pt" style:font-size-asian="9.5pt"/>
    </style:style>
    <style:style style:name="T52" style:family="text">
      <style:text-properties fo:color="#008080" fo:font-size="9.5pt" style:font-size-asian="9.5pt"/>
    </style:style>
    <style:style style:name="T53" style:family="text">
      <style:text-properties fo:color="#008080"/>
    </style:style>
    <style:style style:name="T54" style:family="text">
      <style:text-properties style:font-name="Times New Roman" fo:font-size="14pt" style:font-size-asian="14pt" style:font-size-complex="14pt"/>
    </style:style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>
      <style:text-properties fo:color="#c9211e" style:font-name="Times New Roman"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8">Кафедра МО ЭВМ</text:p>
      <text:p text:style-name="P7"/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Название_20_книги"><text:span text:style-name="T1">отчет</text:span></text:span></text:p>
      <text:p text:style-name="P8">по лабораторной работе №1</text:p>
      <text:p text:style-name="P4"><text:span text:style-name="Основной_20_шрифт_20_абзаца"><text:span text:style-name="T19">по дисциплине «Алгоритмы и структуры данных</text:span></text:span><text:span text:style-name="Основной_20_шрифт_20_абзаца"><text:span text:style-name="T6">»</text:span></text:span></text:p>
      <text:p text:style-name="P16"><text:span text:style-name="Название_20_книги"><text:span text:style-name="T17">Тема: </text:span></text:span><text:span text:style-name="Основной_20_шрифт_20_абзаца"><text:span text:style-name="T20">Взаимно-рекурсивные функции и процедуры. Синтаксический анализатор понятия </text:span></text:span><text:span text:style-name="Основной_20_шрифт_20_абзаца"><text:span text:style-name="T21">скобки</text:span></text:span><text:span text:style-name="Основной_20_шрифт_20_абзаца"><text:span text:style-name="T20">.</text:span></text:span></text:p>
      <text:p text:style-name="P9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Студент гр. 9384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0"><text:span text:style-name="T18">Николаев</text:span> <text:span text:style-name="T18">А</text:span>.<text:span text:style-name="T18">А</text:span>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10">Ефремов М.А.</text:p>
          </table:table-cell>
        </table:table-row>
      </table:table>
      <text:p text:style-name="P10"/>
      <text:p text:style-name="P10"/>
      <text:p text:style-name="P10">Санкт-Петербург</text:p>
      <text:p text:style-name="P4"><text:span text:style-name="Основной_20_шрифт_20_абзаца"><text:span text:style-name="T20">2020</text:span></text:span></text:p>
      <text:p text:style-name="P8"/>
      <text:p text:style-name="P17"><text:span text:style-name="Основной_20_шрифт_20_абзаца"><text:span text:style-name="T19"/></text:span></text:p>
      <text:p text:style-name="P17"><text:span text:style-name="Основной_20_шрифт_20_абзаца"><text:span text:style-name="T19"/></text:span></text:p>
      <text:p text:style-name="P17"><text:soft-page-break/><text:span text:style-name="Основной_20_шрифт_20_абзаца"><text:span text:style-name="T19">Цель работы.</text:span></text:span></text:p>
      <text:p text:style-name="P25"><text:span text:style-name="T3"><text:s/></text:span><text:span text:style-name="T5">Реализовать</text:span><text:span text:style-name="T3"> синтаксический анализатор понятия скобки</text:span><text:span text:style-name="T5"> на основе взаимной рекурсии.</text:span></text:p>
      <text:p text:style-name="P11"/>
      <text:p text:style-name="P18">Задание.</text:p>
      <text:p text:style-name="P20">ВАРИАНТ <text:span text:style-name="T18">12</text:span>.</text:p>
      <text:p text:style-name="P23">12. Построить синтаксический анализатор для понятия <text:span text:style-name="T28">скобки</text:span>.</text:p>
      <text:p text:style-name="P27">cкобки::=квадратные | круглые | фигурные</text:p>
      <text:p text:style-name="P27">квадратные::=[круглые фигурные] | +</text:p>
      <text:p text:style-name="P26"><text:span text:style-name="T3">круглые::=(фигурные квадратные) | </text:span><text:span text:style-name="T27">-</text:span></text:p>
      <text:p text:style-name="P14">фигурные::={квадратные круглые} | 0</text:p>
      <text:p text:style-name="P21"/>
      <text:p text:style-name="P18">Выполнение работы.</text:p>
      <text:p text:style-name="P21"><text:span text:style-name="T18">В начале программа запрашивает у пользователя путь до файла из которого требуется считать данные и отправить их на обработку и название файла, в который будет записан результат работы программы. Программа построчно считывает данные из входного файла и обрабатывает их. В самом </text:span>нач<text:span text:style-name="T25">а</text:span><text:span text:style-name="T23">ле</text:span><text:span text:style-name="T18"> обработки с</text:span><text:span text:style-name="T7">трок</text:span><text:span text:style-name="T18">и вызывается функция:</text:span></text:p>
      <text:p text:style-name="P22">bool <text:span text:style-name="T23">isSquareBrackets (</text:span><text:span text:style-name="T8">std::string expression, int&amp; index</text:span>)</text:p>
      <text:p text:style-name="P34">Проверяет что бы выражение состояло из квадратных скобок и скобок <text:s/>или знаков, обязанных находиться внутри этих скобок или знака +.</text:p>
      <text:p text:style-name="P22">bool <text:span text:style-name="T23">isRoundBrackets (</text:span><text:span text:style-name="T8">std::string expression, int&amp; index</text:span>)</text:p>
      <text:p text:style-name="P34">Проверяет что бы выражение состояло из круглых скобок и скобок <text:s/>или знаков, обязанных находиться внутри этих скобок или знака -.</text:p>
      <text:p text:style-name="P24"><text:span text:style-name="T24">b</text:span>ool <text:span text:style-name="T23">is</text:span><text:span text:style-name="T24">Figured</text:span><text:span text:style-name="T23">Brackets (</text:span><text:span text:style-name="T8">std::string expression, int&amp; index</text:span>)</text:p>
      <text:p text:style-name="P35">Проверяет что бы выражение состояло из фигурных скобок и скобок <text:s/>или знаков, обязанных находиться внутри этих скобок или знака 0.</text:p>
      <text:p text:style-name="P18">Тестирование.</text:p>
      <text:p text:style-name="P19">Результаты тестирования представлены в табл. 1.</text:p>
      <text:p text:style-name="P9">Таблица 1 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ext:soft-page-break/>
        <table:table-row table:style-name="Таблица2.1">
          <table:table-cell table:style-name="Таблица2.A1" office:value-type="string">
            <text:p text:style-name="P12">Входные данные</text:p>
          </table:table-cell>
          <table:table-cell table:style-name="Таблица2.A1" office:value-type="string">
            <text:p text:style-name="P12">Выходные данные</text:p>
          </table:table-cell>
        </table:table-row>
        <table:table-row table:style-name="Таблица2.2">
          <table:table-cell table:style-name="Таблица2.A1" office:value-type="string">
            <text:p text:style-name="P6"><text:span text:style-name="Основной_20_шрифт_20_абзаца"><text:span text:style-name="T20">+</text:span></text:span></text:p>
            <text:p text:style-name="P6"><text:span text:style-name="Основной_20_шрифт_20_абзаца"><text:span text:style-name="T20">-</text:span></text:span></text:p>
            <text:p text:style-name="P6"><text:span text:style-name="Основной_20_шрифт_20_абзаца"><text:span text:style-name="T20">0</text:span></text:span></text:p>
            <text:p text:style-name="P6"><text:span text:style-name="Основной_20_шрифт_20_абзаца"><text:span text:style-name="T20">[]</text:span></text:span></text:p>
            <text:p text:style-name="P6"><text:span text:style-name="Основной_20_шрифт_20_абзаца"><text:span text:style-name="T20">()</text:span></text:span></text:p>
            <text:p text:style-name="P6"><text:span text:style-name="Основной_20_шрифт_20_абзаца"><text:span text:style-name="T20">{}</text:span></text:span></text:p>
            <text:p text:style-name="P6"><text:span text:style-name="Основной_20_шрифт_20_абзаца"><text:span text:style-name="T20">{-}</text:span></text:span></text:p>
            <text:p text:style-name="P6"><text:span text:style-name="Основной_20_шрифт_20_абзаца"><text:span text:style-name="T20">[()]</text:span></text:span></text:p>
            <text:p text:style-name="P6"><text:span text:style-name="Основной_20_шрифт_20_абзаца"><text:span text:style-name="T20">[()0]</text:span></text:span></text:p>
            <text:p text:style-name="P6"><text:span text:style-name="Основной_20_шрифт_20_абзаца"><text:span text:style-name="T20">[(0+)]</text:span></text:span></text:p>
            <text:p text:style-name="P6"><text:span text:style-name="Основной_20_шрифт_20_абзаца"><text:span text:style-name="T20">({[-0]-}+)</text:span></text:span></text:p>
          </table:table-cell>
          <table:table-cell table:style-name="Таблица2.A1" office:value-type="string">
            <text:p text:style-name="P6"><text:span text:style-name="Основной_20_шрифт_20_абзаца"><text:span text:style-name="T20">Yes</text:span></text:span></text:p>
            <text:p text:style-name="P6"><text:span text:style-name="Основной_20_шрифт_20_абзаца"><text:span text:style-name="T20">Yes</text:span></text:span></text:p>
            <text:p text:style-name="P6"><text:span text:style-name="Основной_20_шрифт_20_абзаца"><text:span text:style-name="T20">Yes</text:span></text:span></text:p>
            <text:p text:style-name="P6"><text:span text:style-name="Основной_20_шрифт_20_абзаца"><text:span text:style-name="T20">No</text:span></text:span></text:p>
            <text:p text:style-name="P6"><text:span text:style-name="Основной_20_шрифт_20_абзаца"><text:span text:style-name="T20">No</text:span></text:span></text:p>
            <text:p text:style-name="P6"><text:span text:style-name="Основной_20_шрифт_20_абзаца"><text:span text:style-name="T20">No</text:span></text:span></text:p>
            <text:p text:style-name="P6"><text:span text:style-name="Основной_20_шрифт_20_абзаца"><text:span text:style-name="T20">No</text:span></text:span></text:p>
            <text:p text:style-name="P6"><text:span text:style-name="Основной_20_шрифт_20_абзаца"><text:span text:style-name="T20">No</text:span></text:span></text:p>
            <text:p text:style-name="P6"><text:span text:style-name="Основной_20_шрифт_20_абзаца"><text:span text:style-name="T20">No</text:span></text:span></text:p>
            <text:p text:style-name="P6"><text:span text:style-name="Основной_20_шрифт_20_абзаца"><text:span text:style-name="T20">No</text:span></text:span></text:p>
            <text:p text:style-name="P6"><text:span text:style-name="Основной_20_шрифт_20_абзаца"><text:span text:style-name="T20">Yes</text:span></text:span></text:p>
          </table:table-cell>
        </table:table-row>
      </table:table>
      <text:p text:style-name="P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Выводы.</text:p>
      <text:p text:style-name="P15"><text:tab/><text:span text:style-name="T26">В ходе выполнения данной лабораторной работы были получены навыки по работе с рекурсивными функциями</text:span>, а также, разработан <text:span text:style-name="T26">син</text:span>таксический анализатор <text:span text:style-name="T26">понятия скобки.</text:span></text:p>
      <text:p text:style-name="P3"><text:span text:style-name="Название_20_книги"><text:span text:style-name="T2">Приложение</text:span></text:span></text:p>
      <text:p text:style-name="P4"><text:span text:style-name="Название_20_книги"><text:span text:style-name="T2">исходный код программы</text:span></text:span></text:p>
      <text:p text:style-name="P21">Название файла: main.cpp</text:p>
      <text:p text:style-name="P31"><text:span text:style-name="Основной_20_шрифт_20_абзаца"><text:span text:style-name="T16">/*</text:span></text:span></text:p>
      <text:p text:style-name="P28"><text:span text:style-name="T55">12. Построить синтаксический анализатор для понятия скобки.</text:span></text:p>
      <text:p text:style-name="P28"><text:span text:style-name="T55">cкобки::=квадратные | круглые | фигурные</text:span></text:p>
      <text:p text:style-name="P28"><text:span text:style-name="T55">квадратные::=[круглые фигурные] | +</text:span></text:p>
      <text:p text:style-name="P28"><text:span text:style-name="T55">круглые::=(фигурные квадратные) | -</text:span></text:p>
      <text:p text:style-name="P28"><text:span text:style-name="T55">фигурные::={квадратные круглые} | 0</text:span></text:p>
      <text:p text:style-name="P28"><text:span text:style-name="T55">*/</text:span></text:p>
      <text:p text:style-name="P29"/>
      <text:p text:style-name="P28"><text:span text:style-name="T55">#include</text:span><text:span text:style-name="T55"> </text:span><text:span text:style-name="T55">&lt;iostream&gt;</text:span></text:p>
      <text:p text:style-name="P28"><text:span text:style-name="T55">#include</text:span><text:span text:style-name="T55"> </text:span><text:span text:style-name="T55">&lt;fstream&gt;</text:span></text:p>
      <text:p text:style-name="P28"><text:span text:style-name="T55">#include</text:span><text:span text:style-name="T55"> </text:span><text:span text:style-name="T55">&lt;string&gt;</text:span></text:p>
      <text:p text:style-name="P28"><text:span text:style-name="T55">#include</text:span><text:span text:style-name="T55"> </text:span><text:span text:style-name="T55">&lt;iomanip&gt;</text:span></text:p>
      <text:p text:style-name="P29"/>
      <text:p text:style-name="P28"><text:span text:style-name="T55">bool</text:span><text:span text:style-name="T55"> isSquareBrackets(std::</text:span><text:span text:style-name="T55">string</text:span><text:span text:style-name="T55"> </text:span><text:span text:style-name="T55">expression</text:span><text:span text:style-name="T55">, </text:span><text:span text:style-name="T55">int</text:span><text:span text:style-name="T55">&amp; </text:span><text:span text:style-name="T55">index</text:span><text:span text:style-name="T55">);</text:span></text:p>
      <text:p text:style-name="P28"><text:span text:style-name="T55">bool</text:span><text:span text:style-name="T55"> isRoundBrackets(std::</text:span><text:span text:style-name="T55">string</text:span><text:span text:style-name="T55"> </text:span><text:span text:style-name="T55">expression</text:span><text:span text:style-name="T55">, </text:span><text:span text:style-name="T55">int</text:span><text:span text:style-name="T55">&amp; </text:span><text:span text:style-name="T55">index</text:span><text:span text:style-name="T55">);</text:span></text:p>
      <text:p text:style-name="P28"><text:span text:style-name="T55">bool</text:span><text:span text:style-name="T55"> isFiguredBrackets(std::</text:span><text:span text:style-name="T55">string</text:span><text:span text:style-name="T55"> </text:span><text:span text:style-name="T55">expression</text:span><text:span text:style-name="T55">, </text:span><text:span text:style-name="T55">int</text:span><text:span text:style-name="T55">&amp; </text:span><text:span text:style-name="T55">index</text:span><text:span text:style-name="T55">);</text:span></text:p>
      <text:p text:style-name="P29"/>
      <text:p text:style-name="P28"><text:span text:style-name="T55">bool</text:span><text:span text:style-name="T55"> isSquareBrackets(std::</text:span><text:span text:style-name="T55">string</text:span><text:span text:style-name="T55"> </text:span><text:span text:style-name="T55">expression</text:span><text:span text:style-name="T55">, </text:span><text:span text:style-name="T55">int</text:span><text:span text:style-name="T55">&amp; </text:span><text:span text:style-name="T55">index</text:span><text:span text:style-name="T55">)</text:span></text:p>
      <text:p text:style-name="P28"><text:span text:style-name="T55">{</text:span></text:p>
      <text:p text:style-name="P28"><text:span text:style-name="T55"><text:tab/></text:span><text:span text:style-name="T55">if</text:span><text:span text:style-name="T55"> (</text:span><text:span text:style-name="T55">expression</text:span><text:span text:style-name="T55">[</text:span><text:span text:style-name="T55">index</text:span><text:span text:style-name="T55">++</text:span><text:span text:style-name="T55">]</text:span><text:span text:style-name="T55"> == </text:span><text:span text:style-name="T55">']'</text:span><text:span text:style-name="T55">)</text:span></text:p>
      <text:p text:style-name="P28"><text:span text:style-name="T55"><text:tab/><text:tab/></text:span><text:span text:style-name="T55">return</text:span><text:span text:style-name="T55"> </text:span><text:span text:style-name="T55">true</text:span><text:span text:style-name="T55">;</text:span></text:p>
      <text:p text:style-name="P28"><text:span text:style-name="T55"><text:tab/></text:span><text:span text:style-name="T55">else</text:span></text:p>
      <text:p text:style-name="P28"><text:span text:style-name="T55"><text:tab/><text:tab/></text:span><text:span text:style-name="T55">index</text:span><text:span text:style-name="T55">--;</text:span></text:p>
      <text:p text:style-name="P29"/>
      <text:p text:style-name="P28"><text:span text:style-name="T55"><text:tab/></text:span><text:span text:style-name="T55">if</text:span><text:span text:style-name="T55"> (</text:span><text:span text:style-name="T55">expression</text:span><text:span text:style-name="T55">[</text:span><text:span text:style-name="T55">index</text:span><text:span text:style-name="T55">++</text:span><text:span text:style-name="T55">]</text:span><text:span text:style-name="T55"> == </text:span><text:span text:style-name="T55">'+'</text:span><text:span text:style-name="T55">)</text:span></text:p>
      <text:p text:style-name="P28"><text:span text:style-name="T55"><text:tab/><text:tab/></text:span><text:span text:style-name="T55">return</text:span><text:span text:style-name="T55"> </text:span><text:span text:style-name="T55">true</text:span><text:span text:style-name="T55">;</text:span></text:p>
      <text:p text:style-name="P28"><text:span text:style-name="T55"><text:tab/></text:span><text:span text:style-name="T55">else</text:span></text:p>
      <text:p text:style-name="P28"><text:span text:style-name="T55"><text:tab/><text:tab/></text:span><text:span text:style-name="T55">index</text:span><text:span text:style-name="T55">--;</text:span></text:p>
      <text:p text:style-name="P29"/>
      <text:p text:style-name="P28"><text:span text:style-name="T55"><text:tab/></text:span><text:span text:style-name="T55">if</text:span><text:span text:style-name="T55"> (</text:span><text:span text:style-name="T55">expression</text:span><text:span text:style-name="T55">[</text:span><text:span text:style-name="T55">index</text:span><text:span text:style-name="T55">++</text:span><text:span text:style-name="T55">]</text:span><text:span text:style-name="T55"> == </text:span><text:span text:style-name="T55">'['</text:span><text:span text:style-name="T55">)</text:span></text:p>
      <text:p text:style-name="P28"><text:span text:style-name="T55"><text:tab/>{</text:span></text:p>
      <text:p text:style-name="P28"><text:span text:style-name="T55"><text:tab/><text:tab/></text:span><text:span text:style-name="T55">if</text:span><text:span text:style-name="T55"> (isRoundBrackets(</text:span><text:span text:style-name="T55">expression</text:span><text:span text:style-name="T55">, </text:span><text:span text:style-name="T55">index</text:span><text:span text:style-name="T55">) &amp;&amp; isFiguredBrackets(</text:span><text:span text:style-name="T55">expression</text:span><text:span text:style-name="T55">, </text:span><text:span text:style-name="T55">index</text:span><text:span text:style-name="T55">) &amp;&amp; isSquareBrackets(</text:span><text:span text:style-name="T55">expression</text:span><text:span text:style-name="T55">, </text:span><text:span text:style-name="T55">index</text:span><text:span text:style-name="T55">))</text:span></text:p>
      <text:p text:style-name="P28"><text:span text:style-name="T55"><text:tab/><text:tab/><text:tab/></text:span><text:span text:style-name="T55">return</text:span><text:span text:style-name="T55"> </text:span><text:span text:style-name="T55">true</text:span><text:span text:style-name="T55">;</text:span></text:p>
      <text:p text:style-name="P28"><text:span text:style-name="T55"><text:tab/>}</text:span></text:p>
      <text:p text:style-name="P29"/>
      <text:p text:style-name="P28"><text:span text:style-name="T55"><text:tab/></text:span><text:span text:style-name="T55">index</text:span><text:span text:style-name="T55">--;</text:span></text:p>
      <text:p text:style-name="P28"><text:span text:style-name="T55"><text:tab/></text:span><text:span text:style-name="T55">return</text:span><text:span text:style-name="T55"> </text:span><text:span text:style-name="T55">false</text:span><text:span text:style-name="T55">;</text:span></text:p>
      <text:p text:style-name="P28"><text:span text:style-name="T55">}</text:span></text:p>
      <text:p text:style-name="P29"><text:soft-page-break/></text:p>
      <text:p text:style-name="P28"><text:span text:style-name="T55">bool</text:span><text:span text:style-name="T55"> isRoundBrackets(std::</text:span><text:span text:style-name="T55">string</text:span><text:span text:style-name="T55"> </text:span><text:span text:style-name="T55">expression</text:span><text:span text:style-name="T55">, </text:span><text:span text:style-name="T55">int</text:span><text:span text:style-name="T55">&amp; </text:span><text:span text:style-name="T55">index</text:span><text:span text:style-name="T55">)</text:span></text:p>
      <text:p text:style-name="P28"><text:span text:style-name="T55">{</text:span></text:p>
      <text:p text:style-name="P28"><text:span text:style-name="T55"><text:tab/></text:span><text:span text:style-name="T55">if</text:span><text:span text:style-name="T55"> (</text:span><text:span text:style-name="T55">expression</text:span><text:span text:style-name="T55">[</text:span><text:span text:style-name="T55">index</text:span><text:span text:style-name="T55">++</text:span><text:span text:style-name="T55">]</text:span><text:span text:style-name="T55"> == </text:span><text:span text:style-name="T55">')'</text:span><text:span text:style-name="T55">)</text:span></text:p>
      <text:p text:style-name="P28"><text:span text:style-name="T55"><text:tab/><text:tab/></text:span><text:span text:style-name="T55">return</text:span><text:span text:style-name="T55"> </text:span><text:span text:style-name="T55">true</text:span><text:span text:style-name="T55">;</text:span></text:p>
      <text:p text:style-name="P28"><text:span text:style-name="T55"><text:tab/></text:span><text:span text:style-name="T55">else</text:span></text:p>
      <text:p text:style-name="P28"><text:span text:style-name="T55"><text:tab/><text:tab/></text:span><text:span text:style-name="T55">index</text:span><text:span text:style-name="T55">--;</text:span></text:p>
      <text:p text:style-name="P29"/>
      <text:p text:style-name="P28"><text:span text:style-name="T55"><text:tab/></text:span><text:span text:style-name="T55">if</text:span><text:span text:style-name="T55"> (</text:span><text:span text:style-name="T55">expression</text:span><text:span text:style-name="T55">[</text:span><text:span text:style-name="T55">index</text:span><text:span text:style-name="T55">++</text:span><text:span text:style-name="T55">]</text:span><text:span text:style-name="T55"> == </text:span><text:span text:style-name="T55">'-'</text:span><text:span text:style-name="T55">)</text:span></text:p>
      <text:p text:style-name="P28"><text:span text:style-name="T55"><text:tab/><text:tab/></text:span><text:span text:style-name="T55">return</text:span><text:span text:style-name="T55"> </text:span><text:span text:style-name="T55">true</text:span><text:span text:style-name="T55">;</text:span></text:p>
      <text:p text:style-name="P28"><text:span text:style-name="T55"><text:tab/></text:span><text:span text:style-name="T55">else</text:span></text:p>
      <text:p text:style-name="P28"><text:span text:style-name="T55"><text:tab/><text:tab/></text:span><text:span text:style-name="T55">index</text:span><text:span text:style-name="T55">--;</text:span></text:p>
      <text:p text:style-name="P29"/>
      <text:p text:style-name="P28"><text:span text:style-name="T55"><text:tab/></text:span><text:span text:style-name="T55">if</text:span><text:span text:style-name="T55"> (</text:span><text:span text:style-name="T55">expression</text:span><text:span text:style-name="T55">[</text:span><text:span text:style-name="T55">index</text:span><text:span text:style-name="T55">++</text:span><text:span text:style-name="T55">]</text:span><text:span text:style-name="T55"> == </text:span><text:span text:style-name="T55">'('</text:span><text:span text:style-name="T55">)</text:span></text:p>
      <text:p text:style-name="P28"><text:span text:style-name="T55"><text:tab/>{</text:span></text:p>
      <text:p text:style-name="P28"><text:span text:style-name="T55"><text:tab/><text:tab/></text:span><text:span text:style-name="T55">if</text:span><text:span text:style-name="T55"> (isFiguredBrackets(</text:span><text:span text:style-name="T55">expression</text:span><text:span text:style-name="T55">, </text:span><text:span text:style-name="T55">index</text:span><text:span text:style-name="T55">) &amp;&amp; isSquareBrackets(</text:span><text:span text:style-name="T55">expression</text:span><text:span text:style-name="T55">, </text:span><text:span text:style-name="T55">index</text:span><text:span text:style-name="T55">) &amp;&amp; isRoundBrackets(</text:span><text:span text:style-name="T55">expression</text:span><text:span text:style-name="T55">, </text:span><text:span text:style-name="T55">index</text:span><text:span text:style-name="T55">))</text:span></text:p>
      <text:p text:style-name="P28"><text:span text:style-name="T55"><text:tab/><text:tab/></text:span><text:span text:style-name="T55">return</text:span><text:span text:style-name="T55"> </text:span><text:span text:style-name="T55">true</text:span><text:span text:style-name="T55">;</text:span></text:p>
      <text:p text:style-name="P28"><text:span text:style-name="T55"><text:tab/>}</text:span></text:p>
      <text:p text:style-name="P29"/>
      <text:p text:style-name="P28"><text:span text:style-name="T55"><text:tab/></text:span><text:span text:style-name="T55">index</text:span><text:span text:style-name="T55">--;</text:span></text:p>
      <text:p text:style-name="P28"><text:span text:style-name="T55"><text:tab/></text:span><text:span text:style-name="T55">return</text:span><text:span text:style-name="T55"> </text:span><text:span text:style-name="T55">false</text:span><text:span text:style-name="T55">;</text:span></text:p>
      <text:p text:style-name="P28"><text:span text:style-name="T55">}</text:span></text:p>
      <text:p text:style-name="P29"/>
      <text:p text:style-name="P28"><text:span text:style-name="T55">bool</text:span><text:span text:style-name="T55"> isFiguredBrackets(std::</text:span><text:span text:style-name="T55">string</text:span><text:span text:style-name="T55"> </text:span><text:span text:style-name="T55">expression</text:span><text:span text:style-name="T55">, </text:span><text:span text:style-name="T55">int</text:span><text:span text:style-name="T55">&amp; </text:span><text:span text:style-name="T55">index</text:span><text:span text:style-name="T55">)</text:span></text:p>
      <text:p text:style-name="P28"><text:span text:style-name="T55">{</text:span></text:p>
      <text:p text:style-name="P28"><text:span text:style-name="T55"><text:tab/></text:span><text:span text:style-name="T55">if</text:span><text:span text:style-name="T55"> (</text:span><text:span text:style-name="T55">expression</text:span><text:span text:style-name="T55">[</text:span><text:span text:style-name="T55">index</text:span><text:span text:style-name="T55">++</text:span><text:span text:style-name="T55">]</text:span><text:span text:style-name="T55"> == </text:span><text:span text:style-name="T55">'}'</text:span><text:span text:style-name="T55">)</text:span></text:p>
      <text:p text:style-name="P28"><text:span text:style-name="T55"><text:tab/><text:tab/></text:span><text:span text:style-name="T55">return</text:span><text:span text:style-name="T55"> </text:span><text:span text:style-name="T55">true</text:span><text:span text:style-name="T55">;</text:span></text:p>
      <text:p text:style-name="P28"><text:span text:style-name="T55"><text:tab/></text:span><text:span text:style-name="T55">else</text:span></text:p>
      <text:p text:style-name="P28"><text:span text:style-name="T55"><text:tab/><text:tab/></text:span><text:span text:style-name="T55">index</text:span><text:span text:style-name="T55">--;</text:span></text:p>
      <text:p text:style-name="P29"/>
      <text:p text:style-name="P28"><text:span text:style-name="T55"><text:tab/></text:span><text:span text:style-name="T55">if</text:span><text:span text:style-name="T55"> (</text:span><text:span text:style-name="T55">expression</text:span><text:span text:style-name="T55">[</text:span><text:span text:style-name="T55">index</text:span><text:span text:style-name="T55">++</text:span><text:span text:style-name="T55">]</text:span><text:span text:style-name="T55"> == </text:span><text:span text:style-name="T55">'0'</text:span><text:span text:style-name="T55">)</text:span></text:p>
      <text:p text:style-name="P28"><text:span text:style-name="T55"><text:tab/><text:tab/></text:span><text:span text:style-name="T55">return</text:span><text:span text:style-name="T55"> </text:span><text:span text:style-name="T55">true</text:span><text:span text:style-name="T55">;</text:span></text:p>
      <text:p text:style-name="P28"><text:span text:style-name="T55"><text:tab/></text:span><text:span text:style-name="T55">else</text:span></text:p>
      <text:p text:style-name="P28"><text:span text:style-name="T55"><text:tab/><text:tab/></text:span><text:span text:style-name="T55">index</text:span><text:span text:style-name="T55">--;</text:span></text:p>
      <text:p text:style-name="P29"/>
      <text:p text:style-name="P28"><text:span text:style-name="T55"><text:tab/></text:span><text:span text:style-name="T55">if</text:span><text:span text:style-name="T55"> (</text:span><text:span text:style-name="T55">expression</text:span><text:span text:style-name="T55">[</text:span><text:span text:style-name="T55">index</text:span><text:span text:style-name="T55">++</text:span><text:span text:style-name="T55">]</text:span><text:span text:style-name="T55"> == </text:span><text:span text:style-name="T55">'{'</text:span><text:span text:style-name="T55">)</text:span></text:p>
      <text:p text:style-name="P28"><text:span text:style-name="T55"><text:tab/>{</text:span></text:p>
      <text:p text:style-name="P28"><text:span text:style-name="T55"><text:tab/><text:tab/></text:span><text:span text:style-name="T55">if</text:span><text:span text:style-name="T55"> (isSquareBrackets(</text:span><text:span text:style-name="T55">expression</text:span><text:span text:style-name="T55">, </text:span><text:span text:style-name="T55">index</text:span><text:span text:style-name="T55">) &amp;&amp; isRoundBrackets(</text:span><text:span text:style-name="T55">expression</text:span><text:span text:style-name="T55">, </text:span><text:span text:style-name="T55">index</text:span><text:span text:style-name="T55">) &amp;&amp; isFiguredBrackets(</text:span><text:span text:style-name="T55">expression</text:span><text:span text:style-name="T55">, </text:span><text:span text:style-name="T55">index</text:span><text:span text:style-name="T55">))</text:span></text:p>
      <text:p text:style-name="P28"><text:span text:style-name="T55"><text:tab/><text:tab/><text:tab/></text:span><text:span text:style-name="T55">return</text:span><text:span text:style-name="T55"> </text:span><text:span text:style-name="T55">true</text:span><text:span text:style-name="T55">;</text:span></text:p>
      <text:p text:style-name="P28"><text:span text:style-name="T55"><text:tab/>}</text:span></text:p>
      <text:p text:style-name="P29"/>
      <text:p text:style-name="P28"><text:span text:style-name="T55"><text:tab/></text:span><text:span text:style-name="T55">index</text:span><text:span text:style-name="T55"> --;</text:span></text:p>
      <text:p text:style-name="P28"><text:soft-page-break/><text:span text:style-name="T55"><text:tab/></text:span><text:span text:style-name="T55">return</text:span><text:span text:style-name="T55"> </text:span><text:span text:style-name="T55">false</text:span><text:span text:style-name="T55">;</text:span></text:p>
      <text:p text:style-name="P28"><text:span text:style-name="T55">}</text:span></text:p>
      <text:p text:style-name="P29"/>
      <text:p text:style-name="P28"><text:span text:style-name="T55">int</text:span><text:span text:style-name="T55"> main()</text:span></text:p>
      <text:p text:style-name="P28"><text:span text:style-name="T55">{</text:span></text:p>
      <text:p text:style-name="P28"><text:span text:style-name="T55"><text:tab/></text:span><text:span text:style-name="T55">int</text:span><text:span text:style-name="T55"> index = 0;</text:span></text:p>
      <text:p text:style-name="P28"><text:span text:style-name="T55"><text:tab/>std::</text:span><text:span text:style-name="T55">string</text:span><text:span text:style-name="T55"> expression;</text:span></text:p>
      <text:p text:style-name="P28"><text:span text:style-name="T55"><text:tab/>std::</text:span><text:span text:style-name="T55">string</text:span><text:span text:style-name="T55"> filePath;</text:span></text:p>
      <text:p text:style-name="P29"/>
      <text:p text:style-name="P28"><text:span text:style-name="T55"><text:tab/>std::cout </text:span><text:span text:style-name="T55">&lt;&lt;</text:span><text:span text:style-name="T55"> </text:span><text:span text:style-name="T55">"Enter fileIn path: "</text:span><text:span text:style-name="T55">;</text:span></text:p>
      <text:p text:style-name="P28"><text:span text:style-name="T55"><text:tab/>std::cin </text:span><text:span text:style-name="T55">&gt;&gt;</text:span><text:span text:style-name="T55"> filePath;</text:span></text:p>
      <text:p text:style-name="P29"/>
      <text:p text:style-name="P28"><text:span text:style-name="T55"><text:tab/>std::</text:span><text:span text:style-name="T55">ifstream</text:span><text:span text:style-name="T55"> fileIn(filePath);</text:span></text:p>
      <text:p text:style-name="P29"/>
      <text:p text:style-name="P28"><text:span text:style-name="T55"><text:tab/></text:span><text:span text:style-name="T55">if</text:span><text:span text:style-name="T55"> (</text:span><text:span text:style-name="T55">!</text:span><text:span text:style-name="T55">fileIn)</text:span></text:p>
      <text:p text:style-name="P28"><text:span text:style-name="T55"><text:tab/>{</text:span></text:p>
      <text:p text:style-name="P28"><text:span text:style-name="T55"><text:tab/><text:tab/>std::cout </text:span><text:span text:style-name="T55">&lt;&lt;</text:span><text:span text:style-name="T55"> </text:span><text:span text:style-name="T55">"File cannot be opened!\n"</text:span><text:span text:style-name="T55">;</text:span></text:p>
      <text:p text:style-name="P28"><text:span text:style-name="T55"><text:tab/><text:tab/></text:span><text:span text:style-name="T55">return</text:span><text:span text:style-name="T55"> 1;</text:span></text:p>
      <text:p text:style-name="P28"><text:span text:style-name="T55"><text:tab/>}</text:span></text:p>
      <text:p text:style-name="P29"/>
      <text:p text:style-name="P28"><text:span text:style-name="T55"><text:tab/></text:span><text:span text:style-name="T55">int</text:span><text:span text:style-name="T55"> offset = 0;</text:span></text:p>
      <text:p text:style-name="P28"><text:span text:style-name="T55"><text:tab/></text:span><text:span text:style-name="T55">while</text:span><text:span text:style-name="T55"> (getline(fileIn, expression))</text:span></text:p>
      <text:p text:style-name="P28"><text:span text:style-name="T55"><text:tab/>{</text:span></text:p>
      <text:p text:style-name="P28"><text:span text:style-name="T55"><text:tab/><text:tab/></text:span><text:span text:style-name="T55">if</text:span><text:span text:style-name="T55"> (offset &lt; expression.length())</text:span></text:p>
      <text:p text:style-name="P28"><text:span text:style-name="T55"><text:tab/><text:tab/><text:tab/>offset = expression.length();</text:span></text:p>
      <text:p text:style-name="P28"><text:span text:style-name="T55"><text:tab/>}</text:span></text:p>
      <text:p text:style-name="P28"><text:span text:style-name="T55"><text:tab/>offset += 5;</text:span></text:p>
      <text:p text:style-name="P29"/>
      <text:p text:style-name="P28"><text:span text:style-name="T55"><text:tab/>fileIn.clear();</text:span></text:p>
      <text:p text:style-name="P28"><text:span text:style-name="T55"><text:tab/>fileIn.seekg(0);</text:span></text:p>
      <text:p text:style-name="P29"/>
      <text:p text:style-name="P28"><text:span text:style-name="T55"><text:tab/>std::cout </text:span><text:span text:style-name="T55">&lt;&lt;</text:span><text:span text:style-name="T55"> </text:span><text:span text:style-name="T55">"Enter fileOut Path: "</text:span><text:span text:style-name="T55">;</text:span></text:p>
      <text:p text:style-name="P28"><text:span text:style-name="T55"><text:tab/>std::cin </text:span><text:span text:style-name="T55">&gt;&gt;</text:span><text:span text:style-name="T55"> filePath;</text:span></text:p>
      <text:p text:style-name="P29"/>
      <text:p text:style-name="P28"><text:span text:style-name="T55"><text:tab/>std::</text:span><text:span text:style-name="T55">ofstream</text:span><text:span text:style-name="T55"> fileOut(filePath);</text:span></text:p>
      <text:p text:style-name="P29"/>
      <text:p text:style-name="P28"><text:span text:style-name="T55"><text:tab/></text:span><text:span text:style-name="T55">while</text:span><text:span text:style-name="T55"> (getline(fileIn, expression))</text:span></text:p>
      <text:p text:style-name="P28"><text:span text:style-name="T55"><text:tab/>{</text:span></text:p>
      <text:p text:style-name="P28"><text:span text:style-name="T55"><text:tab/><text:tab/></text:span><text:span text:style-name="T55">if</text:span><text:span text:style-name="T55"> (isSquareBrackets(expression, index) || isRoundBrackets(expression, index) || isFiguredBrackets(expression, index) || expression.length() == index)</text:span></text:p>
      <text:p text:style-name="P28"><text:span text:style-name="T55"><text:tab/><text:tab/>{</text:span></text:p>
      <text:p text:style-name="P28"><text:span text:style-name="T55"><text:tab/><text:tab/><text:tab/>fileOut </text:span><text:span text:style-name="T55">&lt;&lt;</text:span><text:span text:style-name="T55"> std::endl </text:span><text:span text:style-name="T55">&lt;&lt;</text:span><text:span text:style-name="T55"> std::setw(offset) </text:span><text:span text:style-name="T55">&lt;&lt;</text:span><text:span text:style-name="T55"> std::left </text:span><text:span text:style-name="T55">&lt;&lt;</text:span><text:span text:style-name="T55"> expression </text:span><text:span text:style-name="T55">&lt;&lt;</text:span><text:span text:style-name="T55"> std::setw(offset) </text:span><text:span text:style-name="T55">&lt;&lt;</text:span><text:span text:style-name="T55"> std::left </text:span><text:span text:style-name="T55">&lt;&lt;</text:span><text:span text:style-name="T55"> </text:span><text:span text:style-name="T55">"Yes"</text:span><text:span text:style-name="T55">;</text:span></text:p>
      <text:p text:style-name="P28"><text:soft-page-break/><text:span text:style-name="T55"><text:tab/><text:tab/><text:tab/>std::cout </text:span><text:span text:style-name="T55">&lt;&lt;</text:span><text:span text:style-name="T55"> std::endl </text:span><text:span text:style-name="T55">&lt;&lt;</text:span><text:span text:style-name="T55"> std::setw(offset) </text:span><text:span text:style-name="T55">&lt;&lt;</text:span><text:span text:style-name="T55"> std::left </text:span><text:span text:style-name="T55">&lt;&lt;</text:span><text:span text:style-name="T55"> expression </text:span><text:span text:style-name="T55">&lt;&lt;</text:span><text:span text:style-name="T55"> std::setw(offset) </text:span><text:span text:style-name="T55">&lt;&lt;</text:span><text:span text:style-name="T55"> std::left </text:span><text:span text:style-name="T55">&lt;&lt;</text:span><text:span text:style-name="T55"> </text:span><text:span text:style-name="T55">"Yes"</text:span><text:span text:style-name="T55">;</text:span></text:p>
      <text:p text:style-name="P28"><text:span text:style-name="T55"><text:tab/><text:tab/>}</text:span></text:p>
      <text:p text:style-name="P28"><text:span text:style-name="T55"><text:tab/><text:tab/></text:span><text:span text:style-name="T55">else</text:span></text:p>
      <text:p text:style-name="P28"><text:span text:style-name="T55"><text:tab/><text:tab/>{</text:span></text:p>
      <text:p text:style-name="P28"><text:span text:style-name="T55"><text:tab/><text:tab/><text:tab/>fileOut </text:span><text:span text:style-name="T55">&lt;&lt;</text:span><text:span text:style-name="T55"> std::endl </text:span><text:span text:style-name="T55">&lt;&lt;</text:span><text:span text:style-name="T55"> std::setw(offset) </text:span><text:span text:style-name="T55">&lt;&lt;</text:span><text:span text:style-name="T55"> std::left </text:span><text:span text:style-name="T55">&lt;&lt;</text:span><text:span text:style-name="T55"> expression </text:span><text:span text:style-name="T55">&lt;&lt;</text:span><text:span text:style-name="T55"> std::setw(offset) </text:span><text:span text:style-name="T55">&lt;&lt;</text:span><text:span text:style-name="T55"> std::left </text:span><text:span text:style-name="T55">&lt;&lt;</text:span><text:span text:style-name="T55"> </text:span><text:span text:style-name="T55">"No"</text:span><text:span text:style-name="T55">;</text:span></text:p>
      <text:p text:style-name="P28"><text:span text:style-name="T55"><text:tab/><text:tab/><text:tab/>std::cout </text:span><text:span text:style-name="T55">&lt;&lt;</text:span><text:span text:style-name="T55"> std::endl </text:span><text:span text:style-name="T55">&lt;&lt;</text:span><text:span text:style-name="T55"> std::setw(offset) </text:span><text:span text:style-name="T55">&lt;&lt;</text:span><text:span text:style-name="T55"> std::left </text:span><text:span text:style-name="T55">&lt;&lt;</text:span><text:span text:style-name="T55"> expression </text:span><text:span text:style-name="T55">&lt;&lt;</text:span><text:span text:style-name="T55"> std::setw(offset) </text:span><text:span text:style-name="T55">&lt;&lt;</text:span><text:span text:style-name="T55"> std::left </text:span><text:span text:style-name="T55">&lt;&lt;</text:span><text:span text:style-name="T55"> </text:span><text:span text:style-name="T55">"No"</text:span><text:span text:style-name="T55">;</text:span></text:p>
      <text:p text:style-name="P28"><text:span text:style-name="T55"><text:tab/><text:tab/>}</text:span></text:p>
      <text:p text:style-name="P29"/>
      <text:p text:style-name="P29"/>
      <text:p text:style-name="P28"><text:span text:style-name="T55"><text:tab/><text:tab/>expression.clear();</text:span></text:p>
      <text:p text:style-name="P28"><text:span text:style-name="T55"><text:tab/><text:tab/>index = 0;</text:span></text:p>
      <text:p text:style-name="P28"><text:span text:style-name="T55"><text:tab/>}</text:span></text:p>
      <text:p text:style-name="P29"/>
      <text:p text:style-name="P28"><text:span text:style-name="T55"><text:tab/>fileIn.close();</text:span></text:p>
      <text:p text:style-name="P28"><text:span text:style-name="T55"><text:tab/>fileOut.close();</text:span></text:p>
      <text:p text:style-name="P29"/>
      <text:p text:style-name="P28"><text:span text:style-name="T55"><text:tab/></text:span><text:span text:style-name="T55">return</text:span><text:span text:style-name="T55"> 0;</text:span></text:p>
      <text:p text:style-name="P30"><text:span text:style-name="T55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Helvetica" svg:font-family="Helvetica" style:font-family-generic="swiss" style:font-pitch="variable"/>
    <style:font-face style:name="Symbol1" svg:font-family="Symbo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Times New Roman,Italic" svg:font-family="'Times New Roman,Italic'" style:font-family-generic="swiss" style:font-pitch="variable"/>
    <style:font-face style:name="Verdana" svg:font-family="Verdan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Обычный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size-complex="12pt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_20_indent" style:display-name="Text body indent" style:family="paragraph" style:parent-style-name="Обычный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Обычный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Для_20_таблиц" style:display-name="Для таблиц" style:family="paragraph" style:parent-style-name="Обычный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Обычный" style:list-style-name="LFO1">
      <style:paragraph-properties fo:margin-left="1.27cm" fo:margin-right="0cm" fo:margin-top="0.176cm" fo:margin-bottom="0.176cm" loext:contextual-spacing="false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/>
    </style:style>
    <style:style style:name="Subtitle" style:family="paragraph" style:parent-style-name="Обычный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.751cm" fo:margin-right="0cm" fo:text-align="justify" style:justify-single-word="false" fo:hyphenation-ladder-count="no-limit" fo:text-indent="-0.751cm" style:auto-text-indent="false">
        <style:tab-stops>
          <style:tab-stop style:position="0cm"/>
        </style:tab-stops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>
          <style:tab-stop style:position="0cm"/>
        </style:tab-stops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Обычный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Обычный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Обычный">
      <style:paragraph-properties fo:margin-top="0.212cm" fo:margin-bottom="0.212cm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language-asian="ru" style:country-asian="RU" style:font-name-complex="Arial" style:font-family-complex="Arial" style:font-family-generic-complex="swiss" style:font-pitch-complex="variable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size-asian="12pt" style:language-asian="ru" style:country-asian="RU" fo:hyphenate="false"/>
    </style:style>
    <style:style style:name="Заголовок_20__2116_2_20__28_2_29_" style:display-name="Заголовок №2 (2)" style:family="paragraph" style:parent-style-name="Обычный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size-asian="10pt" style:font-size-complex="10pt" fo:hyphenate="false"/>
    </style:style>
    <style:style style:name="Обычный1" style:family="paragraph">
      <style:paragraph-properties fo:margin-top="0cm" fo:margin-bottom="0.353cm" loext:contextual-spacing="false" fo:line-height="115%" fo:hyphenation-ladder-count="no-limit"/>
      <style:text-properties fo:color="#000000" style:font-name="Times New Roman" fo:font-family="'Times New Roman'" style:font-family-generic="roman" style:font-pitch="variable" fo:font-size="8pt" style:font-size-asian="8pt" style:language-asian="ru" style:country-asian="RU" fo:hyphenate="false"/>
    </style:style>
    <style:style style:name="Стиль" style:family="paragraph">
      <style:paragraph-properties fo:orphans="0" fo:widows="0" fo:hyphenation-ladder-count="no-limit"/>
      <style:text-properties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language-asian="ru" style:country-asian="RU" fo:hyphenate="false"/>
    </style:style>
    <style:style style:name="Основной_20_текст_20_2" style:display-name="Основной текст 2" style:family="paragraph" style:parent-style-name="Обычный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size-asian="11pt" style:font-size-complex="11pt" fo:hyphenate="false"/>
    </style:style>
    <style:style style:name="Default" style:family="paragraph">
      <style:paragraph-properties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size-complex="12pt" fo:hyphenate="false"/>
    </style:style>
    <style:style style:name="Основной_20_текст_20_3" style:display-name="Основной текст 3" style:family="paragraph" style:parent-style-name="Обычный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size-asian="8pt" style:font-size-complex="8pt" fo:hyphenate="false"/>
    </style:style>
    <style:style style:name="Абзац_20_списка1" style:display-name="Абзац списка1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Style_20_2" style:display-name="Table Style 2" style:family="paragraph">
      <style:paragraph-properties fo:hyphenation-ladder-count="no-limit" fo:padding="1.094cm" fo:border="none" style:shadow="none"/>
      <style:text-properties fo:color="#000000" style:font-name="Helvetica" fo:font-family="Helvetica" style:font-family-generic="swiss" style:font-pitch="variable" style:font-name-asian="Times New Roman" style:font-family-asian="'Times New Roman'" style:font-family-generic-asian="roman" style:font-pitch-asian="variable" style:language-asian="ru" style:country-asian="RU" style:font-name-complex="Helvetica" style:font-family-complex="Helvetica" style:font-family-generic-complex="swiss" style:font-pitch-complex="variable" fo:hyphenate="false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1.094cm" fo:border="none" style:shadow="none"/>
      <style:text-properties fo:color="#000000" style:font-name="Arial Unicode MS" fo:font-family="'Arial Unicode MS'" style:font-family-generic="swiss" style:font-pitch="variable" fo:font-size="12pt" style:text-underline-style="none" style:font-name-asian="Times New Roman" style:font-family-asian="'Times New Roman'" style:font-family-generic-asian="roman" style:font-pitch-asian="variable" style:font-size-asian="12pt" style:language-asian="ru" style:country-asian="RU" style:font-name-complex="Arial Unicode MS" style:font-family-complex="'Arial Unicode MS'" style:font-family-generic-complex="swiss" style:font-pitch-complex="variable" style:font-size-complex="12pt" fo:hyphenate="false"/>
    </style:style>
    <style:style style:name="western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Обычный">
      <style:paragraph-properties fo:margin-left="0.635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List" style:family="paragraph" style:parent-style-name="Text_20_body" style:class="list"/>
    <style:style style:name="List_20_4" style:display-name="List 4" style:family="paragraph" style:parent-style-name="Обычный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style:font-size-complex="10pt" fo:hyphenate="false"/>
    </style:style>
    <style:style style:name="List_20_3" style:display-name="List 3" style:family="paragraph" style:parent-style-name="Обычный" style:class="list">
      <style:paragraph-properties fo:margin-left="1.633cm" fo:margin-right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for_5f_tables_5f_12" style:display-name="for_tables_12" style:family="paragraph" style:parent-style-name="Обычный">
      <style:paragraph-properties fo:line-height="0.564cm" fo:hyphenation-ladder-count="no-limit">
        <style:tab-stops>
          <style:tab-stop style:position="1.134cm"/>
        </style:tab-stops>
      </style:paragraph-properties>
      <style:text-properties fo:hyphenate="false"/>
    </style:style>
    <style:style style:name="Основной_20_текст_20_21" style:display-name="Основной текст 21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/>
    </style:style>
    <style:style style:name="Style40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Paragraph" style:display-name="Table Paragraph" style:family="paragraph" style:parent-style-name="Обычный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/>
    </style:style>
    <style:style style:name="Text" style:family="paragraph" style:parent-style-name="Обычный" style:class="extra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Normal1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fo:hyphenate="false"/>
    </style:style>
    <style:style style:name="Абзац_20_списка4" style:display-name="Абзац списка4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imes14_5f__5f__5f_0420_5f_0418_5f_041e2" style:display-name="times14___0420_0418_041e2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Обычный" style:list-style-name="LFO3">
      <style:paragraph-properties fo:margin-left="0.501cm" fo:margin-right="0cm" fo:line-height="120%" fo:text-align="justify" style:justify-single-word="false" fo:hyphenation-ladder-count="no-limit" fo:text-indent="0cm" style:auto-text-indent="false">
        <style:tab-stops>
          <style:tab-stop style:position="-4.501cm"/>
          <style:tab-stop style:position="0.75cm"/>
        </style:tab-stops>
      </style:paragraph-properties>
      <style:text-properties fo:font-size="14pt" fo:letter-spacing="-0.004cm" style:font-size-asian="14pt" style:font-size-complex="10pt" fo:hyphenate="false"/>
    </style:style>
    <style:style style:name="Times14_5f_РИО2" style:display-name="Times14_РИО2" style:family="paragraph" style:parent-style-name="Обычный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cm" fo:margin-right="0cm" fo:hyphenation-ladder-count="no-limit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 fo:hyphenate="false"/>
    </style:style>
    <style:style style:name="Абзац_20_списка5" style:display-name="Абзац списка5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абзаца" style:display-name="Текст абзаца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text:style-name="WW_5f_CharLFO2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2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2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2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2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7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title>ПРОЕКТ ЛЭТИ</dc:title>
    <dc:subject/>
    <meta:initial-creator>SAP</meta:initial-creator>
    <meta:creation-date>2020-10-03T08:51:00Z</meta:creation-date>
    <dc:date>2020-10-17T13:26:48.829000000</dc:date>
    <meta:print-date>2015-07-17T19:06:00Z</meta:print-date>
    <meta:editing-cycles>11</meta:editing-cycles>
    <meta:editing-duration>PT10M49S</meta:editing-duration>
    <meta:document-statistic meta:table-count="2" meta:image-count="0" meta:object-count="0" meta:page-count="7" meta:paragraph-count="178" meta:word-count="621" meta:character-count="4825" meta:non-whitespace-character-count="4252"/>
    <meta:template xlink:type="simple" xlink:actuate="onRequest" xlink:title="" xlink:href="../../../../../Learning/AiSD/raport.odt/Normal.dotm"/>
  </office:meta>
</office:document-meta>
</file>